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Serif" svg:font-family="LiberationSerif" style:font-family-generic="roma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1f829f"/>
    </style:style>
    <style:style style:name="P2" style:family="paragraph" style:parent-style-name="Standard" style:list-style-name="WW8Num3">
      <style:paragraph-properties fo:margin-top="0.212cm" fo:margin-bottom="0cm" loext:contextual-spacing="false" style:text-autospace="none"/>
      <style:text-properties fo:color="#000000" style:font-name="Book Antiqua" fo:font-size="12pt" fo:language="es" fo:country="ES" officeooo:paragraph-rsid="001f829f" style:font-name-asian="LiberationSerif" style:font-size-asian="12pt" style:font-name-complex="Book Antiqua" style:font-size-complex="12pt"/>
    </style:style>
    <style:style style:name="P3" style:family="paragraph" style:parent-style-name="Standard" style:list-style-name="WW8Num3">
      <style:paragraph-properties fo:margin-top="0.212cm" fo:margin-bottom="0cm" loext:contextual-spacing="false"/>
      <style:text-properties style:font-name="Book Antiqua" fo:language="es" fo:country="ES" officeooo:paragraph-rsid="001f829f" style:font-name-complex="Book Antiqua"/>
    </style:style>
    <style:style style:name="P4" style:family="paragraph" style:parent-style-name="Standard">
      <style:paragraph-properties fo:margin-top="0.212cm" fo:margin-bottom="0cm" loext:contextual-spacing="false"/>
      <style:text-properties style:font-name="Book Antiqua" fo:language="es" fo:country="ES" officeooo:paragraph-rsid="001f829f" style:font-name-complex="Book Antiqua"/>
    </style:style>
    <style:style style:name="P5" style:family="paragraph" style:parent-style-name="Heading_20_1" style:master-page-name="Standard">
      <style:paragraph-properties fo:text-align="center" style:justify-single-word="false" style:page-number="auto"/>
      <style:text-properties fo:language="es" fo:country="ES" officeooo:paragraph-rsid="001f8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JERCICIOS TEMA 1-b:</text:h>
      <text:p text:style-name="P1"/>
      <text:p text:style-name="P4">Busca información sobre la <text:s/>LOPD y contesta a las siguientes preguntas:</text:p>
      <text:list xml:id="list1792232364" text:style-name="WW8Num3">
        <text:list-item>
          <text:p text:style-name="P3">¿Cuáles son los principios de la protección de datos?</text:p>
        </text:list-item>
        <text:list-item>
          <text:p text:style-name="P3">¿Qué derechos tienen las personas sobre sus datos personales?¿De qué manera pueden ejercer sus derecho?</text:p>
        </text:list-item>
        <text:list-item>
          <text:p text:style-name="P3">¿Qué tipos de ficheros son de titularidad pública y cuáles de titularidad privada?</text:p>
        </text:list-item>
        <text:list-item>
          <text:p text:style-name="P3">¿Qué funciones tiene la Agencia Española de protección de datos?</text:p>
        </text:list-item>
        <text:list-item>
          <text:p text:style-name="P3">¿Qué tipo de infracciones y sanciones se imponen por el incumplimiento de las empresas y organizaciones sobre la LOPD? </text:p>
        </text:list-item>
        <text:list-item>
          <text:p text:style-name="P2">Busca algún caso en la prensa en el que se haya incumplido la LOP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Serif" svg:font-family="LiberationSerif" style:font-family-generic="roma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25:59.154255329</meta:creation-date>
    <dc:date>2020-09-30T10:26:24.928979591</dc:date>
    <meta:editing-duration>PT26S</meta:editing-duration>
    <meta:editing-cycles>1</meta:editing-cycles>
    <meta:document-statistic meta:table-count="0" meta:image-count="0" meta:object-count="0" meta:page-count="1" meta:paragraph-count="8" meta:word-count="100" meta:character-count="591" meta:non-whitespace-character-count="503"/>
    <meta:generator>LibreOffice/6.0.7.3$Linux_X86_64 LibreOffice_project/00m0$Build-3</meta:generator>
  </office:meta>
</office:document-meta>
</file>